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Verdana" svg:font-family="Verdana" style:font-family-generic="roman"/>
    <style:font-face style:name="Verdana Bold" svg:font-family="'Verdana Bold'" style:font-family-generic="roman"/>
    <style:font-face style:name="ヒラギノ角ゴ Pro W3" svg:font-family="'ヒラギノ角ゴ Pro W3'" style:font-family-generic="roman"/>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ree_20_Form">
      <style:text-properties fo:font-variant="normal" fo:text-transform="none" fo:color="#000000" style:text-outline="false" style:text-line-through-style="none" style:text-line-through-type="none" style:text-position="0% 100%" fo:font-size="10pt" fo:letter-spacing="normal" fo:language="none" fo:country="none"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style style:name="P2" style:family="paragraph" style:parent-style-name="Standard">
      <style:text-properties fo:color="#000000" style:font-name="Verdana" fo:font-size="10pt" style:font-name-asian="ヒラギノ角ゴ Pro W3" style:font-size-asian="10pt" style:font-name-complex="Verdana"/>
    </style:style>
    <style:style style:name="P3" style:family="paragraph" style:parent-style-name="Standard">
      <style:text-properties style:font-name="Verdana Bold" fo:font-size="10pt" fo:font-weight="bold" style:font-name-asian="ヒラギノ角ゴ Pro W3" style:font-size-asian="10pt" style:font-weight-asian="bold" style:font-name-complex="Verdana Bold" style:font-weight-complex="bold"/>
    </style:style>
    <style:style style:name="P4" style:family="paragraph" style:parent-style-name="Standard">
      <style:paragraph-properties fo:margin-left="2in" fo:margin-right="0in" fo:text-indent="-2in" style:auto-text-indent="false"/>
    </style:style>
    <style:style style:name="P5" style:family="paragraph" style:parent-style-name="Standard">
      <style:paragraph-properties fo:margin-left="0.25in" fo:margin-right="0in" fo:margin-top="0.0693in" fo:margin-bottom="0.0693in" loext:contextual-spacing="false" fo:text-indent="0in" style:auto-text-indent="false"/>
      <style:text-properties style:font-name="Verdana" fo:font-size="10pt" fo:font-weight="normal" style:font-name-asian="ヒラギノ角ゴ Pro W3" style:font-size-asian="10pt" style:font-weight-asian="normal" style:font-name-complex="Verdana" style:font-weight-complex="normal"/>
    </style:style>
    <style:style style:name="P6" style:family="paragraph" style:parent-style-name="Standard">
      <style:paragraph-properties fo:margin-top="0.0693in" fo:margin-bottom="0.0693in" loext:contextual-spacing="false"/>
      <style:text-properties fo:color="#000000" style:font-name="Verdana" fo:font-size="10pt" fo:font-weight="normal" style:font-name-asian="ヒラギノ角ゴ Pro W3" style:font-size-asian="10pt" style:font-weight-asian="normal" style:font-name-complex="Verdana" style:font-weight-complex="normal"/>
    </style:style>
    <style:style style:name="P7" style:family="paragraph" style:parent-style-name="Standard" style:master-page-name="Standard">
      <style:paragraph-properties fo:text-align="center" style:justify-single-word="false" style:page-number="auto"/>
      <style:text-properties fo:color="#000000" style:font-name="Verdana Bold" fo:font-size="10pt" style:font-name-asian="ヒラギノ角ゴ Pro W3" style:font-size-asian="10pt" style:font-name-complex="Verdana Bold"/>
    </style:style>
    <style:style style:name="P8" style:family="paragraph" style:parent-style-name="Standard" style:list-style-name="WW8Num2">
      <style:paragraph-properties fo:margin-left="0.5in" fo:margin-right="0in" fo:margin-top="0.0693in" fo:margin-bottom="0.0693in" loext:contextual-spacing="false" fo:text-indent="-0.25in" style:auto-text-indent="false"/>
      <style:text-properties style:font-name="Verdana" fo:font-size="10pt" officeooo:rsid="0013f2c4" officeooo:paragraph-rsid="0013f2c4" style:font-name-asian="ヒラギノ角ゴ Pro W3" style:font-size-asian="10pt" style:font-name-complex="Verdana"/>
    </style:style>
    <style:style style:name="P9" style:family="paragraph" style:parent-style-name="Standard" style:list-style-name="WW8Num2">
      <style:paragraph-properties fo:margin-left="0.5in" fo:margin-right="0in" fo:margin-top="0.0693in" fo:margin-bottom="0.0693in" loext:contextual-spacing="false" fo:text-indent="-0.25in" style:auto-text-indent="false"/>
      <style:text-properties fo:color="#000000" style:font-name="Verdana" fo:font-size="10pt" fo:font-weight="normal" officeooo:rsid="000fe4c3" officeooo:paragraph-rsid="000fe4c3" style:font-name-asian="ヒラギノ角ゴ Pro W3" style:font-size-asian="10pt" style:font-weight-asian="normal" style:font-name-complex="Verdana" style:font-weight-complex="normal"/>
    </style:style>
    <style:style style:name="P10" style:family="paragraph" style:parent-style-name="Standard">
      <style:paragraph-properties fo:margin-top="0.0693in" fo:margin-bottom="0.0693in" loext:contextual-spacing="false"/>
      <style:text-properties fo:color="#000000" style:font-name="Verdana" fo:font-size="10pt" fo:font-weight="normal" officeooo:rsid="000caee8" officeooo:paragraph-rsid="000caee8" style:font-name-asian="ヒラギノ角ゴ Pro W3" style:font-size-asian="10pt" style:font-weight-asian="normal" style:font-name-complex="Verdana" style:font-weight-complex="normal"/>
    </style:style>
    <style:style style:name="P11" style:family="paragraph" style:parent-style-name="Standard">
      <style:paragraph-properties fo:margin-top="0.0693in" fo:margin-bottom="0.0693in" loext:contextual-spacing="false"/>
      <style:text-properties fo:color="#000000" style:font-name="Verdana" fo:font-size="10pt" fo:font-weight="normal" officeooo:rsid="0013f2c4" officeooo:paragraph-rsid="0013f2c4" style:font-name-asian="ヒラギノ角ゴ Pro W3" style:font-size-asian="10pt" style:font-weight-asian="normal" style:font-name-complex="Verdana" style:font-weight-complex="normal"/>
    </style:style>
    <style:style style:name="T1" style:family="text">
      <style:text-properties style:font-name="Verdana" fo:font-size="10pt" style:font-name-asian="ヒラギノ角ゴ Pro W3" style:font-size-asian="10pt" style:font-name-complex="Verdana"/>
    </style:style>
    <style:style style:name="T2" style:family="text">
      <style:text-properties style:font-name="Verdana" fo:font-size="10pt" officeooo:rsid="000ba133" style:font-name-asian="ヒラギノ角ゴ Pro W3" style:font-size-asian="10pt" style:font-name-complex="Verdana"/>
    </style:style>
    <style:style style:name="T3" style:family="text">
      <style:text-properties style:font-name="Verdana" fo:font-size="10pt" officeooo:rsid="000f2a71" style:font-name-asian="ヒラギノ角ゴ Pro W3" style:font-size-asian="10pt" style:font-name-complex="Verdana"/>
    </style:style>
    <style:style style:name="T4" style:family="text">
      <style:text-properties style:font-name="Verdana" fo:font-size="10pt" officeooo:rsid="0013f2c4" style:font-name-asian="ヒラギノ角ゴ Pro W3" style:font-size-asian="10pt" style:font-name-complex="Verdana"/>
    </style:style>
    <style:style style:name="T5" style:family="text">
      <style:text-properties style:font-name="Verdana" fo:font-size="10pt" officeooo:rsid="00145c38" style:font-name-asian="ヒラギノ角ゴ Pro W3" style:font-size-asian="10pt" style:font-name-complex="Verdana"/>
    </style:style>
    <style:style style:name="T6" style:family="text">
      <style:text-properties style:font-name="Verdana Bold" fo:font-size="10pt" fo:font-weight="bold" style:font-name-asian="ヒラギノ角ゴ Pro W3" style:font-size-asian="10pt" style:font-weight-asian="bold" style:font-name-complex="Verdana Bold" style:font-weight-complex="bold"/>
    </style:style>
    <style:style style:name="T7" style:family="text">
      <style:text-properties officeooo:rsid="0013f2c4"/>
    </style:style>
    <style:style style:name="T8" style:family="text">
      <style:text-properties officeooo:rsid="00149a0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esti Kirjandusmuuseumi tellitud molbiilpositsioneerimisega mängu koosolek</text:p>
      <text:p text:style-name="P2"/>
      <text:p text:style-name="Standard"><text:span text:style-name="T6">Aeg ja koht:</text:span><text:span text:style-name="T1"><text:tab/><text:tab/><text:tab/></text:span><text:span text:style-name="T4">23</text:span><text:span text:style-name="T1">.</text:span><text:span text:style-name="T2">1</text:span><text:span text:style-name="T4">1</text:span><text:span text:style-name="T1">.20</text:span><text:span text:style-name="T3">1</text:span><text:span text:style-name="T1">7 kell 10:</text:span><text:span text:style-name="T4">00</text:span><text:span text:style-name="T1">-1</text:span><text:span text:style-name="T4">0</text:span><text:span text:style-name="T1">:</text:span><text:span text:style-name="T5">38</text:span><text:span text:style-name="T1">, Eesti Kirjandusmuuseum, Vanemusie <text:tab/><text:tab/><text:tab/><text:tab/>42, Tartu</text:span></text:p>
      <text:p text:style-name="P4"><text:span text:style-name="T6">Osavõtjad: </text:span><text:span text:style-name="T1"><text:tab/>Mari Sarv (tellija), Tambet Uustalu, Meeri Lembinen, Joel Kuppart, Kuldar-Daniel Kokorev.</text:span></text:p>
      <text:p text:style-name="Standard"/>
      <text:p text:style-name="P2"/>
      <text:p text:style-name="P3">Esitatud päevakord:</text:p>
      <text:list xml:id="list3806920246222987973" text:style-name="WW8Num2">
        <text:list-item>
          <text:p text:style-name="P8">Mobiiliäpi deomomine</text:p>
        </text:list-item>
        <text:list-item>
          <text:p text:style-name="P8">Veebirakenduse muudatused</text:p>
        </text:list-item>
        <text:list-item>
          <text:p text:style-name="P9">Muud mured</text:p>
        </text:list-item>
      </text:list>
      <text:p text:style-name="P5"/>
      <text:p text:style-name="P6">Arutelu:</text:p>
      <text:p text:style-name="P10">1. <text:span text:style-name="T7">Klient tutvub mobiiliäpiga.</text:span></text:p>
      <text:p text:style-name="P11">Kuidas liituda mänguga ning milliseid punkte näitab</text:p>
      <text:p text:style-name="P11">Näitab kõikide mängude punkte (all games)</text:p>
      <text:p text:style-name="P11">Punktide nimekiri (näitab lähimaid punkte)</text:p>
      <text:p text:style-name="P11">Klient tutvub, mis juhtub, kui asukohta kohale jõuda.</text:p>
      <text:p text:style-name="P11"/>
      <text:p text:style-name="P11">Kliendi küsimus: admin saab muuta kõiki asju poole tee pealt. Kui osa küsimusi vastanud kasutajate poolt, mis juhtub kui küsimust muuta? Kasutajal jääb punkt alles ning järgmised vastavad juba järgmist küsimust</text:p>
      <text:p text:style-name="P11">Kliendi küsimus: Mis juhtub, kui rajale, mis osadel lõpetatud, lisada uus punkt? Praegu ei juhtu midagi.</text:p>
      <text:p text:style-name="P11">Kliendi küsimus: Kas kõik mängud peaksid eri värvi olema? Mängu värvi valib administraator veebirakendusest, et kõikide mängude vaates eristaks mänge.</text:p>
      <text:p text:style-name="P11">Kliendi küsimus: Mis juhtub, kui punkt läbitud? Muudame pini kuju ning endiselt saab peale vajutada ning uurida punkti. </text:p>
      <text:p text:style-name="P11">Kliendi küsimus: Kas mängul võiks enne eelvaade olla, et enne liitumist teaks, mis punktid seal on? Muidu hakkad mängima ja punktid täitsa teises Eesti otsas. Võiks olla eelnev juurdepääs punktidele, enne, kui liituda mänguga. Et oleks kõige pealt nupp “vaata” ja siis alles “liitu</text:p>
      <text:p text:style-name="P11">Kliendi küsimus: Mis juthub, kui on sada mängu? Kuidas valida mänge? Skrollimine võtab kaua aega, kas peaks nimekiri olema või otsing? Mõtleme midagi välja. Võib-olla teha ikkagi asukoha järgi. Kui serveris oleks mingi salvestamine või kui küsitaks ainult esimese punkti asukohta. <text:span text:style-name="T8">Ei ole tutvustust kohe nimekirjas, vaid kõik mängud on ühellehel ja saad skrollida ning seal on “info” nupp, mis näitab nii kirjeldust kui ka punkte.</text:span></text:p>
      <text:p text:style-name="P11"/>
      <text:p text:style-name="P11"/>
      <text:p text:style-name="P11">2. Veebirakenduses edasiminekuid ei ole ning püüame edetabelitega tegeleda</text:p>
      <text:p text:style-name="P11">3. Tagasiside ankeet tuleb täita</text:p>
      <text:p text:style-name="P11">Järgmine kohtumine 7. või 8. detsember</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Verdana" svg:font-family="Verdana" style:font-family-generic="roman"/>
    <style:font-face style:name="Verdana Bold" svg:font-family="'Verdana Bold'" style:font-family-generic="roman"/>
    <style:font-face style:name="ヒラギノ角ゴ Pro W3" svg:font-family="'ヒラギノ角ゴ Pro W3'" style:font-family-generic="roman"/>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none" fo:country="none"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ar" style:country-complex="SA" text:display="true"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12pt" fo:font-weight="bold" style:font-size-asian="12pt" style:font-weight-asian="bold" style:font-size-complex="12pt" style:font-weight-complex="bold"/>
    </style:style>
    <style:style style:name="Free_20_Form" style:display-name="Free Form"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uto"/>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none" fo:country="none" fo:font-style="normal" style:text-underline-style="none" fo:font-weight="normal" style:letter-kerning="true" fo:background-color="transparent" style:font-name-asian="ヒラギノ角ゴ Pro W3" style:font-family-asian="'ヒラギノ角ゴ Pro W3'" style:font-family-generic-asian="roman" style:font-size-asian="10pt" style:language-asian="zh" style:country-asian="CN" style:font-style-asian="normal" style:font-weight-asian="normal" style:font-name-complex="Times New Roman" style:font-family-complex="'Times New Roman'" style:font-family-generic-complex="roman" style:font-pitch-complex="variable" style:font-size-complex="10pt" style:language-complex="hi" style:country-complex="IN"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text-position="0% 100%" style:font-name="Verdana" fo:font-family="Verdana" style:font-family-generic="roman" fo:font-size="12pt" fo:font-weight="normal" style:font-name-asian="ヒラギノ角ゴ Pro W3" style:font-family-asian="'ヒラギノ角ゴ Pro W3'" style:font-family-generic-asian="roman" style:font-size-asian="12pt" style:font-weight-asian="normal" style:font-name-complex="Verdana" style:font-family-complex="Verdana" style:font-family-generic-complex="roman" style:font-weight-complex="normal"/>
    </style:style>
    <style:style style:name="WW8Num3z0" style:family="text">
      <style:text-properties fo:color="#000000" style:text-position="0% 100%" fo:font-size="12pt" style:font-size-asian="12pt"/>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25in" fo:text-indent="0.75in" fo:margin-left="0.25in"/>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25in" fo:text-indent="1.25in" fo:margin-left="0.25in"/>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25in" fo:text-indent="1.75in" fo:margin-left="0.25in"/>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25in" fo:text-indent="2.25in" fo:margin-left="0.25in"/>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25in" fo:text-indent="2.75in" fo:margin-left="0.25in"/>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25in" fo:text-indent="3.25in" fo:margin-left="0.25in"/>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25in" fo:text-indent="3.75in" fo:margin-left="0.25in"/>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25in" fo:text-indent="4.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font-variant="normal" fo:text-transform="none" fo:color="#000000" style:text-outline="false" style:text-line-through-style="none" style:text-line-through-type="none" style:text-position="0% 100%" fo:font-size="10pt" fo:letter-spacing="normal" fo:language="none" fo:country="none"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page-layout style:name="Mpm1">
      <style:page-layout-properties fo:page-width="8.5in" fo:page-height="11in" style:num-format="1" style:print-orientation="landscape" fo:margin-top="0.4917in" fo:margin-bottom="0.2in" fo:margin-left="1.25in" fo:margin-right="0.5264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1945in" fo:margin-left="0in" fo:margin-right="0in" fo:margin-top="0.1555in"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etnik</meta:initial-creator>
    <dc:date>2017-11-23T10:41:09.960563397</dc:date>
    <meta:editing-cycles>14</meta:editing-cycles>
    <meta:editing-duration>PT1H17M31S</meta:editing-duration>
    <meta:generator>LibreOffice/5.1.6.2$Linux_X86_64 LibreOffice_project/10m0$Build-2</meta:generator>
    <meta:document-statistic meta:table-count="0" meta:image-count="0" meta:object-count="0" meta:page-count="1" meta:paragraph-count="22" meta:word-count="286" meta:character-count="2010" meta:non-whitespace-character-count="1741"/>
  </office:meta>
</office:document-meta>
</file>